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59aee54" officeooo:paragraph-rsid="05e03c3c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officeooo:paragraph-rsid="06097e1a"/>
    </style:style>
    <style:style style:name="P3" style:family="paragraph" style:parent-style-name="Standard" style:list-style-name="L1">
      <style:text-properties officeooo:paragraph-rsid="060d494c"/>
    </style:style>
    <style:style style:name="P4" style:family="paragraph" style:parent-style-name="Standard" style:list-style-name="L1">
      <style:text-properties officeooo:paragraph-rsid="06136a23"/>
    </style:style>
    <style:style style:name="P5" style:family="paragraph" style:parent-style-name="Standard" style:list-style-name="L1">
      <style:text-properties officeooo:paragraph-rsid="0615e249"/>
    </style:style>
    <style:style style:name="P6" style:family="paragraph" style:parent-style-name="Standard" style:list-style-name="L1">
      <style:text-properties officeooo:paragraph-rsid="0618fe95"/>
    </style:style>
    <style:style style:name="P7" style:family="paragraph" style:parent-style-name="Standard" style:list-style-name="L1">
      <style:text-properties officeooo:paragraph-rsid="06255353"/>
    </style:style>
    <style:style style:name="P8" style:family="paragraph" style:parent-style-name="Standard" style:list-style-name="L1">
      <style:text-properties officeooo:paragraph-rsid="0641fa54"/>
    </style:style>
    <style:style style:name="P9" style:family="paragraph" style:parent-style-name="Standard" style:list-style-name="L1">
      <style:text-properties officeooo:paragraph-rsid="0643775d"/>
    </style:style>
    <style:style style:name="P10" style:family="paragraph" style:parent-style-name="Standard" style:list-style-name="L1">
      <style:text-properties officeooo:paragraph-rsid="06454c65"/>
    </style:style>
    <style:style style:name="P11" style:family="paragraph" style:parent-style-name="Standard" style:list-style-name="L1">
      <style:text-properties officeooo:paragraph-rsid="0645b59f"/>
    </style:style>
    <style:style style:name="P12" style:family="paragraph" style:parent-style-name="Standard" style:list-style-name="L1">
      <style:text-properties officeooo:rsid="03ce45d1" officeooo:paragraph-rsid="06097e1a"/>
    </style:style>
    <style:style style:name="P13" style:family="paragraph" style:parent-style-name="Standard" style:list-style-name="L1">
      <style:text-properties officeooo:rsid="041573b8" officeooo:paragraph-rsid="06097e1a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37f7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60b055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0d494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1191a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136a2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15e24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1c3d8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2553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26a34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26f4b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627be4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628a06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62a1ce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62aede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62cb13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62d886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62f41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63058a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630f88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631647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63220b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634094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63611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normal" officeooo:rsid="063acdb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normal" officeooo:rsid="063c5af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normal" officeooo:rsid="063d211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normal" officeooo:rsid="063d52d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normal" officeooo:rsid="063e686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normal" officeooo:rsid="063ffb6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normal" officeooo:rsid="0640eef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normal" officeooo:rsid="06454c6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normal" officeooo:rsid="0645b59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3" style:family="text">
      <style:text-properties fo:color="#ff0000" style:text-line-through-style="none" style:text-line-through-type="none" style:font-name="DejaVu Sans" fo:font-size="9pt" style:text-underline-style="none" fo:font-weight="bold" officeooo:rsid="07352da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ff0000" style:text-line-through-style="none" style:text-line-through-type="none" style:font-name="DejaVu Sans" fo:font-size="9pt" style:text-underline-style="none" fo:font-weight="bold" officeooo:rsid="0736a9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fo:color="#ff0000" style:text-line-through-style="none" style:text-line-through-type="none" style:font-name="DejaVu Sans" fo:font-size="9pt" style:text-underline-style="none" fo:font-weight="bold" officeooo:rsid="0737d8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6" style:family="text">
      <style:text-properties fo:color="#ff0000" style:text-line-through-style="none" style:text-line-through-type="none" style:font-name="DejaVu Sans" fo:font-size="9pt" style:text-underline-style="none" fo:font-weight="bold" officeooo:rsid="041967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7" style:family="text">
      <style:text-properties fo:color="#ff00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8" style:family="text">
      <style:text-properties fo:color="#ff00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9" style:family="text">
      <style:text-properties fo:color="#ff0000" style:text-line-through-style="none" style:text-line-through-type="none" style:font-name="DejaVu Sans" fo:font-size="9pt" style:text-underline-style="none" fo:font-weight="bold" officeooo:rsid="0768de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ff0000" style:text-line-through-style="none" style:text-line-through-type="none" style:font-name="DejaVu Sans" fo:font-size="9pt" style:text-underline-style="none" fo:font-weight="bold" officeooo:rsid="07443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ff00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2" style:family="text">
      <style:text-properties fo:color="#ff0000" style:text-line-through-style="none" style:text-line-through-type="none" style:font-name="DejaVu Sans" fo:font-size="9pt" style:text-underline-style="none" fo:font-weight="bold" officeooo:rsid="076e7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3" style:family="text">
      <style:text-properties fo:color="#ff0000" style:text-line-through-style="none" style:text-line-through-type="none" style:font-name="DejaVu Sans" fo:font-size="9pt" style:text-underline-style="none" fo:font-weight="bold" officeooo:rsid="073a4f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4" style:family="text">
      <style:text-properties fo:color="#ff0000" style:text-line-through-style="none" style:text-line-through-type="none" style:font-name="DejaVu Sans" fo:font-size="9pt" style:text-underline-style="none" fo:font-weight="bold" officeooo:rsid="0421d0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5" style:family="text">
      <style:text-properties fo:color="#ff0000" style:text-line-through-style="none" style:text-line-through-type="none" style:font-name="DejaVu Sans" fo:font-size="9pt" style:text-underline-style="none" fo:font-weight="bold" officeooo:rsid="0423640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6" style:family="text">
      <style:text-properties fo:color="#ff0000" style:text-line-through-style="none" style:text-line-through-type="none" style:font-name="DejaVu Sans" fo:font-size="9pt" style:text-underline-style="none" fo:font-weight="bold" officeooo:rsid="073fe5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7" style:family="text">
      <style:text-properties fo:color="#ff0000" style:text-line-through-style="none" style:text-line-through-type="none" style:font-name="DejaVu Sans" fo:font-size="9pt" style:text-underline-style="none" fo:font-weight="bold" officeooo:rsid="0741af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8" style:family="text">
      <style:text-properties fo:color="#ff0000" style:text-line-through-style="none" style:text-line-through-type="none" style:font-name="DejaVu Sans" fo:font-size="9pt" style:text-underline-style="none" fo:font-weight="bold" officeooo:rsid="0747ec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9" style:family="text">
      <style:text-properties fo:color="#ff0000" style:text-line-through-style="none" style:text-line-through-type="none" style:font-name="DejaVu Sans" fo:font-size="9pt" style:text-underline-style="none" fo:font-weight="bold" officeooo:rsid="0766920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0" style:family="text">
      <style:text-properties fo:color="#ff0000" style:text-line-through-style="none" style:text-line-through-type="none" style:font-name="DejaVu Sans" fo:font-size="9pt" style:text-underline-style="none" fo:font-weight="bold" officeooo:rsid="07662f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1" style:family="text">
      <style:text-properties fo:color="#ff0000" style:text-line-through-style="none" style:text-line-through-type="none" style:font-name="DejaVu Sans" fo:font-size="9pt" style:text-underline-style="none" fo:font-weight="bold" officeooo:rsid="074a3b9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ff0000" style:text-line-through-style="none" style:text-line-through-type="none" style:font-name="DejaVu Sans" fo:font-size="9pt" style:text-underline-style="none" fo:font-weight="bold" officeooo:rsid="074cc08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ff0000" style:text-line-through-style="none" style:text-line-through-type="none" style:font-name="DejaVu Sans" fo:font-size="9pt" style:text-underline-style="none" fo:font-weight="bold" officeooo:rsid="076981c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ff0000" style:text-line-through-style="none" style:text-line-through-type="none" style:font-name="DejaVu Sans" fo:font-size="9pt" style:text-underline-style="none" fo:font-weight="bold" officeooo:rsid="0768e8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ff0000" style:text-line-through-style="none" style:text-line-through-type="none" style:font-name="DejaVu Sans" fo:font-size="9pt" style:text-underline-style="none" fo:font-weight="bold" officeooo:rsid="076ae8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ff0000" style:text-line-through-style="none" style:text-line-through-type="none" style:font-name="DejaVu Sans" fo:font-size="9pt" style:text-underline-style="none" fo:font-weight="bold" officeooo:rsid="076b4c3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ff0000" style:text-line-through-style="none" style:text-line-through-type="none" style:font-name="DejaVu Sans" fo:font-size="9pt" style:text-underline-style="none" fo:font-weight="bold" officeooo:rsid="076c912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ff0000" style:text-line-through-style="none" style:text-line-through-type="none" style:font-name="DejaVu Sans" fo:font-size="9pt" style:text-underline-style="none" fo:font-weight="bold" officeooo:rsid="0791fc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ff0000" style:text-line-through-style="none" style:text-line-through-type="none" style:font-name="DejaVu Sans" fo:font-size="9pt" style:text-underline-style="none" fo:font-weight="bold" officeooo:rsid="074f159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ff0000" style:text-line-through-style="none" style:text-line-through-type="none" style:font-name="DejaVu Sans" fo:font-size="9pt" style:text-underline-style="none" fo:font-weight="bold" officeooo:rsid="077f8b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ff0000" style:text-line-through-style="none" style:text-line-through-type="none" style:font-name="DejaVu Sans" fo:font-size="9pt" style:text-underline-style="none" fo:font-weight="bold" officeooo:rsid="0751072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ff0000" style:text-line-through-style="none" style:text-line-through-type="none" style:font-name="DejaVu Sans" fo:font-size="9pt" style:text-underline-style="none" fo:font-weight="bold" officeooo:rsid="077ad1e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ff0000" style:text-line-through-style="none" style:text-line-through-type="none" style:font-name="DejaVu Sans" fo:font-size="9pt" style:text-underline-style="none" fo:font-weight="bold" officeooo:rsid="042637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4" style:family="text">
      <style:text-properties fo:color="#ff0000" style:text-line-through-style="none" style:text-line-through-type="none" style:font-name="DejaVu Sans" fo:font-size="9pt" style:text-underline-style="none" fo:font-weight="bold" officeooo:rsid="0752f42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5" style:family="text">
      <style:text-properties fo:color="#ff0000" style:text-line-through-style="none" style:text-line-through-type="none" style:font-name="DejaVu Sans" fo:font-size="9pt" style:text-underline-style="none" fo:font-weight="bold" officeooo:rsid="075392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6" style:family="text">
      <style:text-properties fo:color="#ff0000" style:text-line-through-style="none" style:text-line-through-type="none" style:font-name="DejaVu Sans" fo:font-size="9pt" style:text-underline-style="none" fo:font-weight="bold" officeooo:rsid="0755449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7" style:family="text">
      <style:text-properties fo:color="#ff0000" style:text-line-through-style="none" style:text-line-through-type="none" style:font-name="DejaVu Sans" fo:font-size="9pt" style:text-underline-style="none" fo:font-weight="bold" officeooo:rsid="0756ffe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fo:color="#ff0000" style:text-line-through-style="none" style:text-line-through-type="none" style:font-name="DejaVu Sans" fo:font-size="9pt" style:text-underline-style="none" fo:font-weight="bold" officeooo:rsid="075a34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fo:color="#ff0000" style:text-line-through-style="none" style:text-line-through-type="none" style:font-name="DejaVu Sans" fo:font-size="9pt" style:text-underline-style="none" fo:font-weight="bold" officeooo:rsid="075a4e7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ff0000" style:text-line-through-style="none" style:text-line-through-type="none" style:font-name="DejaVu Sans" fo:font-size="9pt" style:text-underline-style="none" fo:font-weight="bold" officeooo:rsid="078d9c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ff0000" style:text-line-through-style="none" style:text-line-through-type="none" style:font-name="DejaVu Sans" fo:font-size="9pt" style:text-underline-style="none" fo:font-weight="bold" officeooo:rsid="078f6c4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ff0000" style:text-line-through-style="none" style:text-line-through-type="none" style:font-name="DejaVu Sans" fo:font-size="9pt" style:text-underline-style="none" fo:font-weight="bold" officeooo:rsid="079087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ff0000" style:text-line-through-style="none" style:text-line-through-type="none" style:font-name="DejaVu Sans" fo:font-size="9pt" style:text-underline-style="none" fo:font-weight="bold" officeooo:rsid="0790ce8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fo:color="#ff0000" style:text-line-through-style="none" style:text-line-through-type="none" style:font-name="DejaVu Sans" fo:font-size="9pt" style:text-underline-style="none" fo:font-weight="bold" officeooo:rsid="040eee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fo:color="#ff0000" style:text-line-through-style="none" style:text-line-through-type="none" style:font-name="DejaVu Sans" fo:font-size="9pt" style:text-underline-style="none" fo:font-weight="bold" officeooo:rsid="0410a32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style:font-name="DejaVu Sans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7" style:family="text">
      <style:text-properties fo:color="#ff0000" style:text-line-through-style="none" style:text-line-through-type="none" style:font-name="DejaVu Sans" fo:font-size="9pt" style:text-underline-style="none" fo:font-weight="bold" officeooo:rsid="0433d31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433037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43441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5de02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font-weight="normal" officeooo:rsid="059b2b55" style:font-weight-asian="normal" style:font-weight-complex="normal"/>
    </style:style>
    <style:style style:name="T82" style:family="text">
      <style:text-properties fo:font-weight="normal" officeooo:rsid="06085f35" style:font-weight-asian="normal" style:font-weight-complex="normal"/>
    </style:style>
    <style:style style:name="T83" style:family="text">
      <style:text-properties fo:color="#996600"/>
    </style:style>
    <style:style style:name="T84" style:family="text">
      <style:text-properties fo:color="#9966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5" style:family="text">
      <style:text-properties fo:color="#996600"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6" style:family="text">
      <style:text-properties fo:color="#9966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7" style:family="text">
      <style:text-properties fo:color="#9966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8" style:family="text">
      <style:text-properties fo:color="#996600" style:text-line-through-style="none" style:text-line-through-type="none" style:font-name="DejaVu Sans" fo:font-size="9pt" style:text-underline-style="none" fo:font-weight="bold" officeooo:rsid="042553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9" style:family="text">
      <style:text-properties fo:color="#996600" style:text-line-through-style="none" style:text-line-through-type="none" style:font-name="Calibri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0" style:family="text">
      <style:text-properties fo:color="#996600" style:text-line-through-style="none" style:text-line-through-type="none" style:font-name="Calibri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1" style:family="text">
      <style:text-properties fo:color="#996600" style:text-line-through-style="none" style:text-line-through-type="none" style:font-name="Calibri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2" style:family="text">
      <style:text-properties officeooo:rsid="06085f3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2">Messanger</text:span></text:p>
      <text:p text:style-name="P1"><text:span text:style-name="T81">(</text:span><text:span text:style-name="T82">Facebook, Whatsapp, Signal</text:span><text:span text:style-name="T81">)</text:span></text:p>
      <text:list xml:id="list3123180617540772916" text:style-name="L1">
        <text:list-item>
          <text:p text:style-name="P12"><text:span text:style-name="Source_20_Text"><text:span text:style-name="T33">What is this system and why is this used?</text:span></text:span></text:p>
          <text:p text:style-name="P2"><text:span text:style-name="Source_20_Text"><text:span text:style-name="T1">Messenger is a software application which provides text-based instant messaging service to its users.</text:span></text:span></text:p>
        </text:list-item>
        <text:list-item>
          <text:p text:style-name="P12"><text:span text:style-name="Source_20_Text"><text:span text:style-name="T34">Goals and Requirement</text:span></text:span><text:span text:style-name="Source_20_Text"><text:span text:style-name="T35">s</text:span></text:span><text:span text:style-name="Source_20_Text"><text:span text:style-name="T34"> of the system:</text:span></text:span></text:p>
          <text:list>
            <text:list-item>
              <text:p text:style-name="P2"><text:span text:style-name="Source_20_Text"><text:span text:style-name="T35">functional requirements,</text:span></text:span></text:p>
              <text:list>
                <text:list-item>
                  <text:p text:style-name="P2"><text:span text:style-name="Source_20_Text"><text:span text:style-name="T1">Messenger should support one-on-one conversations between users.</text:span></text:span></text:p>
                </text:list-item>
                <text:list-item>
                  <text:p text:style-name="P2"><text:span text:style-name="Source_20_Text"><text:span text:style-name="T1">Messenger should keep track of online/offline status of its users.</text:span></text:span></text:p>
                </text:list-item>
                <text:list-item>
                  <text:p text:style-name="P2"><text:span text:style-name="Source_20_Text"><text:span text:style-name="T1">Messenger should support persistent storage of chat history.</text:span></text:span></text:p>
                </text:list-item>
              </text:list>
            </text:list-item>
            <text:list-item>
              <text:p text:style-name="P2"><text:span text:style-name="Source_20_Text"><text:span text:style-name="T35">non-functional requirements and </text:span></text:span></text:p>
              <text:list>
                <text:list-item>
                  <text:p text:style-name="P2"><text:span text:style-name="Source_20_Text"><text:span text:style-name="T1">Users should have real-time chat experience with minimum latency.</text:span></text:span></text:p>
                </text:list-item>
                <text:list-item>
                  <text:p text:style-name="P2"><text:span text:style-name="Source_20_Text"><text:span text:style-name="T1">Our system should be highly consistent; users should be able to see the same chat history on all their devices.</text:span></text:span></text:p>
                </text:list-item>
                <text:list-item>
                  <text:p text:style-name="P2"><text:span text:style-name="Source_20_Text"><text:span text:style-name="T1">Messenger’s high availability is desirable </text:span></text:span><text:span text:style-name="Source_20_Text"><text:span text:style-name="T2">but</text:span></text:span><text:span text:style-name="Source_20_Text"><text:span text:style-name="T1"> we can tolerate lower availability in the interest of consistency.</text:span></text:span></text:p>
                </text:list-item>
              </text:list>
            </text:list-item>
            <text:list-item>
              <text:p text:style-name="P2"><text:span text:style-name="Source_20_Text"><text:span text:style-name="T35">extended requirements.</text:span></text:span></text:p>
              <text:list>
                <text:list-item>
                  <text:p text:style-name="P3"><text:span text:style-name="Source_20_Text"><text:span text:style-name="T1">Pic</text:span></text:span><text:span text:style-name="Source_20_Text"><text:span text:style-name="T3">s,</text:span></text:span><text:span text:style-name="Source_20_Text"><text:span text:style-name="T1"> video</text:span></text:span><text:span text:style-name="Source_20_Text"><text:span text:style-name="T3">s and file</text:span></text:span><text:span text:style-name="Source_20_Text"><text:span text:style-name="T1"> sharin</text:span></text:span><text:span text:style-name="Source_20_Text"><text:span text:style-name="T3">g,</text:span></text:span></text:p>
                </text:list-item>
                <text:list-item>
                  <text:p text:style-name="P3"><text:span text:style-name="Source_20_Text"><text:span text:style-name="T1">Group Chats</text:span></text:span></text:p>
                </text:list-item>
                <text:list-item>
                  <text:p text:style-name="P2"><text:span text:style-name="Source_20_Text"><text:span text:style-name="T1">Push notifications</text:span></text:span></text:p>
                </text:list-item>
              </text:list>
            </text:list-item>
          </text:list>
        </text:list-item>
        <text:list-item>
          <text:p text:style-name="P12"><text:span text:style-name="Source_20_Text"><text:span text:style-name="T85">Nature of business:</text:span></text:span></text:p>
          <text:list>
            <text:list-item>
              <text:p text:style-name="P13"><text:span text:style-name="Source_20_Text"><text:span text:style-name="T89">some of the features </text:span></text:span><text:span text:style-name="Source_20_Text"><text:span text:style-name="T90">need to</text:span></text:span><text:span text:style-name="Source_20_Text"><text:span text:style-name="T89"> be faster than the others,</text:span></text:span></text:p>
            </text:list-item>
            <text:list-item>
              <text:p text:style-name="P2"><text:span text:style-name="Source_20_Text"><text:span text:style-name="T89">some of the features </text:span></text:span><text:span text:style-name="Source_20_Text"><text:span text:style-name="T90">can</text:span></text:span><text:span text:style-name="Source_20_Text"><text:span text:style-name="T89"> be used more than the others during some specific time,</text:span></text:span></text:p>
            </text:list-item>
            <text:list-item>
              <text:p text:style-name="P2"><text:span text:style-name="Source_20_Text"><text:span text:style-name="T89">some of the features </text:span></text:span><text:span text:style-name="Source_20_Text"><text:span text:style-name="T90">can</text:span></text:span><text:span text:style-name="Source_20_Text"><text:span text:style-name="T89"> be used more than the others </text:span></text:span><text:span text:style-name="Source_20_Text"><text:span text:style-name="T91">from</text:span></text:span><text:span text:style-name="Source_20_Text"><text:span text:style-name="T89"> some specific </text:span></text:span><text:span text:style-name="Source_20_Text"><text:span text:style-name="T91">geolocation</text:span></text:span><text:span text:style-name="Source_20_Text"><text:span text:style-name="T89">,</text:span></text:span></text:p>
            </text:list-item>
          </text:list>
        </text:list-item>
        <text:list-item>
          <text:p text:style-name="P12"><text:span text:style-name="Source_20_Text"><text:span text:style-name="T36">Type of users:</text:span></text:span></text:p>
          <text:list>
            <text:list-item>
              <text:p text:style-name="P12"><text:span text:style-name="Source_20_Text"><text:span text:style-name="T86">Public users,</text:span></text:span></text:p>
            </text:list-item>
            <text:list-item>
              <text:p text:style-name="P2"><text:span text:style-name="Source_20_Text"><text:span text:style-name="T38">Private use</text:span></text:span><text:span text:style-name="Source_20_Text"><text:span text:style-name="T37">rs,</text:span></text:span></text:p>
              <text:p text:style-name="P2"><text:span text:style-name="Source_20_Text"><text:span text:style-name="T4">Only registered users can chat with other registered users.</text:span></text:span></text:p>
            </text:list-item>
            <text:list-item>
              <text:p text:style-name="P2"><text:span text:style-name="Source_20_Text"><text:span text:style-name="T84">Admin user,</text:span></text:span></text:p>
            </text:list-item>
          </text:list>
        </text:list-item>
        <text:list-item>
          <text:p text:style-name="P2"><text:span text:style-name="Source_20_Text"><text:span text:style-name="T39">Some Design Considerations,</text:span></text:span></text:p>
          <text:list>
            <text:list-item>
              <text:p text:style-name="P4"><text:span text:style-name="Source_20_Text"><text:span text:style-name="T5">File going to be attached should not be larger than 10 MB.</text:span></text:span></text:p>
            </text:list-item>
            <text:list-item>
              <text:p text:style-name="P5"><text:span text:style-name="Source_20_Text"><text:span text:style-name="T6">No user should be allowed to send more than 5 messages per second.</text:span></text:span></text:p>
            </text:list-item>
          </text:list>
        </text:list-item>
        <text:list-item>
          <text:p text:style-name="P12"><text:span text:style-name="Source_20_Text"><text:span text:style-name="T40">System APIs,</text:span></text:span></text:p>
          <text:list>
            <text:list-item>
              <text:p text:style-name="P12"><text:span text:style-name="Source_20_Text"><text:span text:style-name="T87">system APIs,</text:span></text:span></text:p>
            </text:list-item>
            <text:list-item>
              <text:p text:style-name="P2"><text:span text:style-name="Source_20_Text"><text:span text:style-name="T42">Security and permissions means h</text:span></text:span><text:span text:style-name="Source_20_Text"><text:span text:style-name="T41">ow to detect and prevent abuse?</text:span></text:span></text:p>
              <text:p text:style-name="P2"><text:span text:style-name="Source_20_Text"><text:span text:style-name="T1">A</text:span></text:span><text:span text:style-name="Source_20_Text"><text:span text:style-name="T6">authentication at web server</text:span></text:span></text:p>
            </text:list-item>
          </text:list>
        </text:list-item>
        <text:list-item>
          <text:p text:style-name="P12"><text:span text:style-name="Source_20_Text"><text:span text:style-name="T43">Capacity Estimation and Constraints</text:span></text:span></text:p>
          <text:list>
            <text:list-item>
              <text:p text:style-name="P12"><text:span text:style-name="Source_20_Text"><text:span text:style-name="T88">Estimate of read and write ratio,</text:span></text:span></text:p>
            </text:list-item>
            <text:list-item>
              <text:p text:style-name="P2"><text:span text:style-name="Source_20_Text"><text:span text:style-name="T44">Estimate of number of user</text:span></text:span><text:span text:style-name="Source_20_Text"><text:span text:style-name="T45">s</text:span></text:span><text:span text:style-name="Source_20_Text"><text:span text:style-name="T44"> and their uses,</text:span></text:span></text:p>
              <text:p text:style-name="P6"><text:span text:style-name="Source_20_Text"><text:span text:style-name="T1">Let’s assume that we have 500 million daily active users and on average each user sends 40 messages daily; this gives us 20 billion messages per day.</text:span></text:span></text:p>
            </text:list-item>
            <text:list-item>
              <text:p text:style-name="P12"><text:span text:style-name="Source_20_Text"><text:span text:style-name="T46">Traffic estimates,</text:span></text:span></text:p>
              <text:p text:style-name="P2"><text:span text:style-name="Source_20_Text"><text:span text:style-name="T7">Let’s assume that we have 20 million users online at any time.</text:span></text:span></text:p>
            </text:list-item>
            <text:list-item>
              <text:p text:style-name="P12"><text:span text:style-name="Source_20_Text"><text:span text:style-name="T46">Storage estimates,</text:span></text:span></text:p>
              <text:p text:style-name="P2"><text:span text:style-name="Source_20_Text"><text:span text:style-name="T1">Let’s assume that on average a message is 100 bytes, so to store all the messages for one day we would need 2TB of storage.</text:span></text:span></text:p>
              <text:list>
                <text:list-header>
                  <text:p text:style-name="P2"><text:span text:style-name="Source_20_Text"><text:span text:style-name="T1">20 billion messages * 100 bytes =&gt; 2 TB/day</text:span></text:span></text:p>
                </text:list-header>
              </text:list>
              <text:p text:style-name="P2"><text:span text:style-name="Source_20_Text"><text:span text:style-name="T1">Although Facebook Messenger stores all previous chat history, but just for estimation to save five years of chat history, we would need 3.6 petabytes of storage.</text:span></text:span></text:p>
              <text:list text:continue-numbering="true">
                <text:list-header>
                  <text:p text:style-name="P2"><text:span text:style-name="Source_20_Text"><text:span text:style-name="T1">2 TB * 365 days * 5 years ~= 3.6 PB</text:span></text:span></text:p>
                </text:list-header>
              </text:list>
              <text:p text:style-name="P2"><text:span text:style-name="Source_20_Text"><text:span text:style-name="T1">Other than the chat messages, we would also need to store users’ information, messages’ metadata (ID, Timestamp, etc.). Also, above calculations didn’t keep data compression and replication in consideration.</text:span></text:span></text:p>
            </text:list-item>
            <text:list-item>
              <text:p text:style-name="P12"><text:span text:style-name="Source_20_Text"><text:span text:style-name="T47">Bandwidth estimates,</text:span></text:span></text:p>
              <text:p text:style-name="P2"><text:span text:style-name="Source_20_Text"><text:span text:style-name="T1">If our service is getting 2TB of data every day, this will give us 25MB of incoming data for each second.</text:span></text:span></text:p>
              <text:list>
                <text:list-header>
                  <text:p text:style-name="P2"><text:soft-page-break/><text:span text:style-name="Source_20_Text"><text:span text:style-name="T1">2 TB / 86400 sec ~= 25 MB/s</text:span></text:span></text:p>
                </text:list-header>
              </text:list>
              <text:p text:style-name="P2"><text:span text:style-name="Source_20_Text"><text:span text:style-name="T1">Since each incoming message needs to go out to another user, we will need the same amount of bandwidth 25MB/s for both upload and download.</text:span></text:span></text:p>
            </text:list-item>
            <text:list-item>
              <text:p text:style-name="P12"><text:span text:style-name="Source_20_Text"><text:span text:style-name="T47">Memory estimates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12"><text:span text:style-name="Source_20_Text"><text:span text:style-name="T48">Database design,</text:span></text:span></text:p>
          <text:list>
            <text:list-item>
              <text:p text:style-name="P12"><text:span text:style-name="Source_20_Text"><text:span text:style-name="T77">Important points about </text:span></text:span><text:span text:style-name="Source_20_Text"><text:span text:style-name="T80">nature of</text:span></text:span><text:span text:style-name="Source_20_Text"><text:span text:style-name="T77"> data,</text:span></text:span></text:p>
              <text:list>
                <text:list-item>
                  <text:p text:style-name="P7"><text:span text:style-name="Source_20_Text"><text:span text:style-name="T8">Client’s heartbeat and its server connection information will be stored in redis: </text:span></text:span></text:p>
                  <text:p text:style-name="P7"><text:span text:style-name="Source_20_Text"><text:span text:style-name="T8">(user, server, heartbeatTime)</text:span></text:span></text:p>
                </text:list-item>
                <text:list-item>
                  <text:p text:style-name="P7"><text:span text:style-name="Source_20_Text"><text:span text:style-name="T8"/></text:span></text:p>
                </text:list-item>
              </text:list>
            </text:list-item>
            <text:list-item>
              <text:p text:style-name="P12"><text:span text:style-name="Source_20_Text"><text:span text:style-name="T78">identify the entities,</text:span></text:span></text:p>
              <text:list>
                <text:list-item>
                  <text:p text:style-name="P8"><text:span text:style-name="Source_20_Text"><text:span text:style-name="T9">UserTa</text:span></text:span><text:span text:style-name="Source_20_Text"><text:span text:style-name="T10">ble: </text:span></text:span><text:span text:style-name="Source_20_Text"><text:span text:style-name="T24">user’s general information </text:span></text:span><text:span text:style-name="Source_20_Text"><text:span text:style-name="T25">and his friend list,</text:span></text:span></text:p>
                </text:list-item>
                <text:list-item>
                  <text:p text:style-name="P8"><text:span text:style-name="Source_20_Text"><text:span text:style-name="T10">C</text:span></text:span><text:span text:style-name="Source_20_Text"><text:span text:style-name="T9">hattingUser</text:span></text:span><text:span text:style-name="Source_20_Text"><text:span text:style-name="T10">Table: </text:span></text:span><text:span text:style-name="Source_20_Text"><text:span text:style-name="T26">This table has information about chat between two users and their encryption key using which users encrypt and decrypt their chat messages.</text:span></text:span></text:p>
                </text:list-item>
                <text:list-item>
                  <text:p text:style-name="P8"><text:span text:style-name="Source_20_Text"><text:span text:style-name="T10">ConversationTable: </text:span></text:span><text:span text:style-name="Source_20_Text"><text:span text:style-name="T27">This table is used to store the messages with their details.</text:span></text:span></text:p>
                </text:list-item>
                <text:list-item>
                  <text:p text:style-name="P8"><text:span text:style-name="Source_20_Text"><text:span text:style-name="T10">UnreadTable: </text:span></text:span><text:span text:style-name="Source_20_Text"><text:span text:style-name="T28">This table is used to store the messages sent to the offline user</text:span></text:span><text:span text:style-name="Source_20_Text"><text:span text:style-name="T29">s</text:span></text:span><text:span text:style-name="Source_20_Text"><text:span text:style-name="T28">.</text:span></text:span></text:p>
                </text:list-item>
                <text:list-item>
                  <text:p text:style-name="P8"><text:span text:style-name="Source_20_Text"><text:span text:style-name="T11">ReadTable: </text:span></text:span><text:span text:style-name="Source_20_Text"><text:span text:style-name="T30">This table is used to store the read confirmation if the original sender of the message has gone offline.</text:span></text:span></text:p>
                </text:list-item>
              </text:list>
            </text:list-item>
            <text:list-item>
              <text:p text:style-name="P12"><text:span text:style-name="Source_20_Text"><text:span text:style-name="T49">B</text:span></text:span><text:span text:style-name="Source_20_Text"><text:span text:style-name="T50">asic d</text:span></text:span><text:span text:style-name="Source_20_Text"><text:span text:style-name="T51">atabase schema,</text:span></text:span></text:p>
              <text:list>
                <text:list-item>
                  <text:p text:style-name="P9"><text:span text:style-name="Source_20_Text"><text:span text:style-name="T12">UserTable(userId, userName, </text:span></text:span><text:span text:style-name="Source_20_Text"><text:span text:style-name="T14">encryptedP</text:span></text:span><text:span text:style-name="Source_20_Text"><text:span text:style-name="T13">assword, </text:span></text:span><text:span text:style-name="Source_20_Text"><text:span text:style-name="T15">phoneNo, </text:span></text:span><text:span text:style-name="Source_20_Text"><text:span text:style-name="T25">dob, </text:span></text:span><text:span text:style-name="Source_20_Text"><text:span text:style-name="T15">friendList</text:span></text:span><text:span text:style-name="Source_20_Text"><text:span text:style-name="T12">)</text:span></text:span></text:p>
                </text:list-item>
                <text:list-item>
                  <text:p text:style-name="P9"><text:span text:style-name="Source_20_Text"><text:span text:style-name="T15">ChattingUserTable((userId_1, userId_2), encryptionKey)</text:span></text:span></text:p>
                </text:list-item>
                <text:list-item>
                  <text:p text:style-name="P9"><text:span text:style-name="Source_20_Text"><text:span text:style-name="T16">ConservationTable(</text:span></text:span><text:span text:style-name="Source_20_Text"><text:span text:style-name="T19">(</text:span></text:span><text:span text:style-name="Source_20_Text"><text:span text:style-name="T17">userId_1, userId_2</text:span></text:span><text:span text:style-name="Source_20_Text"><text:span text:style-name="T19">), </text:span></text:span><text:span text:style-name="Source_20_Text"><text:span text:style-name="T17">messageId, text, timeStamp, fromUser, </text:span></text:span><text:span text:style-name="Source_20_Text"><text:span text:style-name="T18">url</text:span></text:span><text:span text:style-name="Source_20_Text"><text:span text:style-name="T16">)</text:span></text:span></text:p>
                </text:list-item>
                <text:list-item>
                  <text:p text:style-name="P9"><text:span text:style-name="Source_20_Text"><text:span text:style-name="T19">UnreadTable </text:span></text:span><text:span text:style-name="Source_20_Text"><text:span text:style-name="T20">(</text:span></text:span><text:span text:style-name="Source_20_Text"><text:span text:style-name="T23">messageId, </text:span></text:span><text:span text:style-name="Source_20_Text"><text:span text:style-name="T20">fromUser, toUser, timeStamp)</text:span></text:span></text:p>
                </text:list-item>
                <text:list-item>
                  <text:p text:style-name="P9"><text:span text:style-name="Source_20_Text"><text:span text:style-name="T21">ReadTable(</text:span></text:span><text:span text:style-name="Source_20_Text"><text:span text:style-name="T22">messageId, </text:span></text:span><text:span text:style-name="Source_20_Text"><text:span text:style-name="T20">fromUser, toUser, timeStamp</text:span></text:span><text:span text:style-name="Source_20_Text"><text:span text:style-name="T21">)</text:span></text:span></text:p>
                </text:list-item>
              </text:list>
            </text:list-item>
            <text:list-item>
              <text:p text:style-name="P12"><text:span text:style-name="Source_20_Text"><text:span text:style-name="T78">identify the relations,</text:span></text:span></text:p>
              <text:p text:style-name="P10"><text:span text:style-name="Source_20_Text"><text:span text:style-name="T31">No relations</text:span></text:span></text:p>
            </text:list-item>
            <text:list-item>
              <text:p text:style-name="P12"><text:span text:style-name="Source_20_Text"><text:span text:style-name="T51">What type of database should we use?</text:span></text:span></text:p>
              <text:p text:style-name="P11"><text:span text:style-name="Source_20_Text"><text:span text:style-name="T32">Cassandra</text:span></text:span></text:p>
            </text:list-item>
          </text:list>
        </text:list-item>
        <text:list-item>
          <text:p text:style-name="P2"><text:span text:style-name="Source_20_Text"><text:span text:style-name="T52">Basic system design,</text:span></text:span></text:p>
          <text:p text:style-name="P2"><text:span text:style-name="Source_20_Text"><text:span text:style-name="T1"/></text:span></text:p>
        </text:list-item>
        <text:list-item>
          <text:p text:style-name="P12"><text:span text:style-name="Source_20_Text"><text:span text:style-name="T53">Different </text:span></text:span><text:span text:style-name="Source_20_Text"><text:span text:style-name="T54">Component design</text:span></text:span><text:span text:style-name="Source_20_Text"><text:span text:style-name="T55">s</text:span></text:span><text:span text:style-name="Source_20_Text"><text:span text:style-name="T54">,</text:span></text:span></text:p>
          <text:list>
            <text:list-item>
              <text:p text:style-name="P12"><text:span text:style-name="Source_20_Text"><text:span text:style-name="T56">Application layer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2"><text:span text:style-name="Source_20_Text"><text:span text:style-name="T57">Datastore layer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52">Algorithm,</text:span></text:span></text:p>
          <text:p text:style-name="P2"><text:span text:style-name="Source_20_Text"><text:span text:style-name="T1">a</text:span></text:span></text:p>
        </text:list-item>
        <text:list-item>
          <text:p text:style-name="P12"><text:span text:style-name="Source_20_Text"><text:span text:style-name="T58">Concurrency,</text:span></text:span></text:p>
          <text:list>
            <text:list-item>
              <text:p text:style-name="P12"><text:span text:style-name="Source_20_Text"><text:span text:style-name="T58">How to handle concurrency issues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12"><text:span text:style-name="Source_20_Text"><text:span text:style-name="T59">Data Partitioning,</text:span></text:span></text:p>
          <text:list>
            <text:list-item>
              <text:p text:style-name="P2"><text:span text:style-name="Source_20_Text"><text:span text:style-name="T60">Vertical or feature based partitioning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61">Range based partitioning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61">Hash based partitioning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62">Data replic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63">Data archiving,</text:span></text:span></text:p>
          <text:p text:style-name="P2"><text:span text:style-name="Source_20_Text"><text:span text:style-name="T1">a</text:span></text:span></text:p>
        </text:list-item>
        <text:list-item>
          <text:p text:style-name="P12"><text:span text:style-name="Source_20_Text"><text:span text:style-name="T64">Cache,</text:span></text:span></text:p>
          <text:list>
            <text:list-item>
              <text:p text:style-name="P12"><text:span text:style-name="Source_20_Text"><text:span text:style-name="T65">How much cache should we use?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2"><text:span text:style-name="Source_20_Text"><text:span text:style-name="T66">Which cache eviction policy would best fit our needs?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2"><text:span text:style-name="Source_20_Text"><text:span text:style-name="T67">How can each cache replica be updated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oft-page-break/><text:span text:style-name="Source_20_Text"><text:span text:style-name="T68">Where to add load balancers?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69">Purging or DB cleanup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70">Data deduplic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71">Optimizations on the client to improve user experience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72">User Persionaliz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73">Advanced Issues,</text:span></text:span></text:p>
          <text:p text:style-name="P2"><text:span text:style-name="Source_20_Text"><text:span text:style-name="T1">a</text:span></text:span></text:p>
        </text:list-item>
        <text:list-item>
          <text:p text:style-name="P12"><text:span text:style-name="Source_20_Text"><text:span text:style-name="T74">Analytics,</text:span></text:span></text:p>
          <text:list>
            <text:list-item>
              <text:p text:style-name="P12"><text:span text:style-name="Source_20_Text"><text:span text:style-name="T75">What type of analytics should be tracked </text:span></text:span><text:span text:style-name="Source_20_Text"><text:span text:style-name="T79">and how that analytics will be used to extract informations</text:span></text:span><text:span text:style-name="Source_20_Text"><text:span text:style-name="T75">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76">Monitoring: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7-30T22:46:42.287063007</dc:date>
    <meta:editing-duration>P19DT9H23M35S</meta:editing-duration>
    <meta:editing-cycles>1512</meta:editing-cycles>
    <meta:document-statistic meta:table-count="0" meta:image-count="0" meta:object-count="0" meta:page-count="3" meta:paragraph-count="117" meta:word-count="788" meta:character-count="4678" meta:non-whitespace-character-count="4083"/>
  </office:meta>
</office:document-meta>
</file>